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svg:stroke-color="#008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2.855cm"/>
    </style:style>
    <style:style style:name="gr7" style:family="graphic" style:parent-style-name="objectwithoutfill">
      <style:graphic-properties svg:stroke-width="0.051cm" svg:stroke-color="#8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41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94bd5e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1" fo:font-size="10pt" style:font-weight-asian="normal"/>
    </style:style>
    <style:style style:name="P3" style:family="paragraph">
      <style:text-properties style:font-name="Droid Sans1" fo:font-size="10pt" style:font-size-asian="14pt" style:font-weight-asian="normal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Droid Sans1" fo:font-size="10pt" style:font-size-asian="14pt" style:font-weight-asian="normal" style:font-size-complex="14pt"/>
    </style:style>
    <style:style style:name="P6" style:family="paragraph">
      <style:paragraph-properties fo:text-align="center"/>
      <style:text-properties style:font-name="Droid Sans1" fo:font-size="8pt" style:font-size-asian="18pt" style:font-weight-asian="normal" style:font-size-complex="18pt"/>
    </style:style>
    <style:style style:name="P7" style:family="paragraph">
      <style:paragraph-properties fo:text-align="center"/>
      <style:text-properties fo:font-size="8pt" style:font-size-asian="18pt" style:font-weight-asian="normal" style:font-size-complex="18pt"/>
    </style:style>
    <style:style style:name="T1" style:family="text">
      <style:text-properties style:font-name="Droid Sans1" fo:font-size="10pt" style:font-weight-asian="normal"/>
    </style:style>
    <style:style style:name="T2" style:family="text">
      <style:text-properties style:font-name="Droid Sans1" fo:font-size="10pt" style:font-size-asian="14pt" style:font-weight-asian="normal" style:font-size-complex="14pt"/>
    </style:style>
    <style:style style:name="T3" style:family="text">
      <style:text-properties style:font-name="Droid Sans1" fo:font-size="10pt"/>
    </style:style>
    <style:style style:name="T4" style:family="text">
      <style:text-properties style:font-name="Droid Sans1" fo:font-size="8pt" style:font-size-asian="18pt" style:font-weight-asian="normal" style:font-size-complex="18pt"/>
    </style:style>
    <style:style style:name="T5" style:family="text">
      <style:text-properties style:font-name="Droid Sans1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6.638cm" svg:height="0.776cm" svg:x="1.634cm" svg:y="6.32cm">
          <draw:glue-point draw:id="4" svg:x="-4.71cm" svg:y="-4.819cm"/>
          <draw:glue-point draw:id="5" svg:x="3.32cm" svg:y="-4.819cm"/>
          <draw:glue-point draw:id="6" svg:x="1.107cm" svg:y="-4.819cm"/>
          <draw:glue-point draw:id="7" svg:x="-3.243cm" svg:y="-5.012cm"/>
          <draw:glue-point draw:id="8" svg:x="0.343cm" svg:y="-4.819cm"/>
          <draw:glue-point draw:id="9" svg:x="2.019cm" svg:y="-5.012cm"/>
          <draw:glue-point draw:id="10" svg:x="2.633cm" svg:y="-4.819cm"/>
          <draw:glue-point draw:id="11" svg:x="-1.259cm" svg:y="-4.819cm"/>
          <draw:glue-point draw:id="12" svg:x="3.992cm" svg:y="-4.806cm"/>
          <draw:glue-point draw:id="14" svg:x="-2.691cm" svg:y="5cm"/>
          <text:p text:style-name="P1"><text:span text:style-name="T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549cm" svg:height="0.51cm" svg:x="2.753cm" svg:y="5.191cm">
          <draw:glue-point draw:id="4" svg:x="0.265cm" svg:y="1.25cm"/>
          <text:p text:style-name="P1"><text:span text:style-name="T1">topic_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547cm" svg:height="0.51cm" svg:x="13.08cm" svg:y="4.048cm">
          <draw:glue-point draw:id="4" svg:x="-3.206cm" svg:y="4.96cm"/>
          <draw:glue-point draw:id="5" svg:x="3.361cm" svg:y="4.96cm"/>
          <text:p text:style-name="P1"><text:span text:style-name="T1">topic_b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.117cm" svg:y1="6.335cm" svg:x2="2.753cm" svg:y2="5.446cm" draw:start-shape="id1" draw:start-glue-point="4" draw:end-shape="id2" draw:end-glue-point="3" svg:d="m2117 6335v-889h636" svg:viewBox="0 0 637 890">
          <text:p/>
        </draw:connector>
        <draw:connector draw:style-name="gr3" draw:text-style-name="P2" draw:layer="layout" svg:x1="11.794cm" svg:y1="6.335cm" svg:x2="13.08cm" svg:y2="4.303cm" draw:start-shape="id1" draw:start-glue-point="6" draw:end-shape="id3" draw:end-glue-point="3" svg:d="m11794 6335v-2032h1286" svg:viewBox="0 0 1287 2033">
          <text:p/>
        </draw:connector>
        <draw:custom-shape draw:style-name="gr4" draw:text-style-name="P2" xml:id="id4" draw:id="id4" draw:layer="layout" svg:width="1.235cm" svg:height="0.459cm" svg:x="8.793cm" svg:y="5.191cm">
          <text:p text:style-name="P1"><text:span text:style-name="T1">fix_a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859cm" svg:y1="6.335cm" svg:x2="8.793cm" svg:y2="5.42cm" draw:start-shape="id1" draw:start-glue-point="11" draw:end-shape="id4" draw:end-glue-point="3" svg:d="m7859 6335v-915h934" svg:viewBox="0 0 935 916">
          <text:p/>
        </draw:connector>
        <draw:connector draw:style-name="gr5" draw:text-style-name="P2" draw:layer="layout" svg:x1="14.627cm" svg:y1="4.303cm" svg:x2="15.476cm" svg:y2="6.335cm" draw:start-shape="id3" draw:start-glue-point="1" draw:end-shape="id1" draw:end-glue-point="5" svg:d="m14627 4303h849v2032" svg:viewBox="0 0 850 2033">
          <text:p/>
        </draw:connector>
        <draw:connector draw:style-name="gr5" draw:text-style-name="P2" draw:layer="layout" svg:x1="4.302cm" svg:y1="5.446cm" svg:x2="4.558cm" svg:y2="6.32cm" draw:start-shape="id2" draw:start-glue-point="1" draw:end-shape="id1" draw:end-glue-point="7" svg:d="m4302 5446h256v874" svg:viewBox="0 0 257 875">
          <text:p/>
        </draw:connector>
        <draw:frame draw:style-name="gr6" draw:text-style-name="P3" draw:layer="layout" svg:width="3.355cm" svg:height="1.484cm" svg:x="15.732cm" svg:y="4.429cm">
          <draw:text-box>
            <text:p><text:span text:style-name="T2">Merge down</text:span></text:p>
            <text:p><text:span text:style-name="T2">complete</text:span></text:p>
            <text:p><text:span text:style-name="T2">features</text:span></text:p>
          </draw:text-box>
        </draw:frame>
        <draw:connector draw:style-name="gr7" draw:text-style-name="P2" draw:layer="layout" svg:x1="14.333cm" svg:y1="6.335cm" svg:x2="14.372cm" svg:y2="4.555cm" draw:start-shape="id1" draw:start-glue-point="10" draw:end-shape="id3" draw:end-glue-point="5" svg:d="m14333 6335v-896h39v-884" svg:viewBox="0 0 40 1781">
          <text:p/>
        </draw:connector>
        <draw:frame draw:style-name="gr8" draw:text-style-name="P5" draw:layer="layout" svg:width="3.039cm" svg:height="1.073cm" svg:x="11.16cm" svg:y="5.064cm">
          <draw:text-box>
            <text:p text:style-name="P4"><text:span text:style-name="T2">Merge up</text:span></text:p>
            <text:p text:style-name="P4"><text:span text:style-name="T2">fixes</text:span></text:p>
          </draw:text-box>
        </draw:frame>
        <draw:connector draw:style-name="gr5" draw:text-style-name="P2" draw:layer="layout" svg:x1="10.028cm" svg:y1="5.42cm" svg:x2="10.523cm" svg:y2="6.335cm" draw:start-shape="id4" draw:start-glue-point="1" draw:end-shape="id1" draw:end-glue-point="8" svg:d="m10028 5420h495v915" svg:viewBox="0 0 496 916">
          <text:p/>
        </draw:connector>
        <draw:custom-shape draw:style-name="gr9" draw:text-style-name="P1" draw:layer="layout" svg:width="1.397cm" svg:height="0.508cm" svg:x="6.715cm" svg:y="8.493cm">
          <text:p text:style-name="P1"><text:span text:style-name="T3">3.0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845cm" svg:height="0.334cm" svg:x="1.635cm" svg:y="8.034cm">
          <text:p text:style-name="P1"><text:span text:style-name="T4">Bugfix branch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845cm" svg:height="0.37cm" svg:x="1.635cm" svg:y="8.511cm">
          <draw:glue-point draw:id="4" svg:x="-3.206cm" svg:y="4.96cm"/>
          <text:p text:style-name="P1"><text:span text:style-name="T4">Topic branch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14cm" svg:height="0.369cm" svg:x="1.635cm" svg:y="9.013cm">
          <text:p text:style-name="P1"><text:span text:style-name="T4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635cm" svg:height="0.635cm" svg:x="1.635cm" svg:y="9.509cm">
          <text:p text:style-name="P1"><text:span text:style-name="T5"><text:s text:c="44"/></text:span><text:span text:style-name="T5">Approval proce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5" draw:id="id5" draw:layer="layout" svg:width="0.635cm" svg:height="0.508cm" svg:x="6.08cm" svg:y="8.493cm">
          <text:p text:style-name="P1"><text:span text:style-name="T5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1" draw:layer="layout" svg:x1="7.423cm" svg:y1="6.334cm" svg:x2="7.423cm" svg:y2="8.493cm">
          <text:p/>
        </draw:line>
        <draw:connector draw:style-name="gr12" draw:text-style-name="P2" draw:layer="layout" svg:x1="5.476cm" svg:y1="7.096cm" svg:x2="6.08cm" svg:y2="8.747cm" draw:start-shape="id1" draw:start-glue-point="14" draw:end-shape="id5" draw:end-glue-point="5" svg:d="m5476 7096v1651h604" svg:viewBox="0 0 605 1652">
          <text:p/>
        </draw:connector>
        <draw:custom-shape draw:style-name="gr9" draw:text-style-name="P1" draw:layer="layout" svg:width="1.397cm" svg:height="0.508cm" svg:x="16.621cm" svg:y="8.493cm">
          <text:p text:style-name="P1"><text:span text:style-name="T3">3.1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6" draw:id="id6" draw:layer="layout" svg:width="0.635cm" svg:height="0.508cm" svg:x="15.986cm" svg:y="8.4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1" draw:layer="layout" svg:x1="17.329cm" svg:y1="6.334cm" svg:x2="17.329cm" svg:y2="8.493cm">
          <text:p/>
        </draw:line>
        <draw:connector draw:style-name="gr12" draw:text-style-name="P2" draw:layer="layout" svg:x1="15.382cm" svg:y1="7.096cm" svg:x2="15.986cm" svg:y2="8.747cm" draw:end-shape="id6" draw:end-glue-point="5" svg:d="m15382 7096h51v1651h553" svg:viewBox="0 0 605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1918" svg:d="m737 1131h394l-564-1131-567 1131h398l-398 787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mon Cahenzli</meta:initial-creator>
    <meta:creation-date>2014-05-20T15:17:45.916322247</meta:creation-date>
    <dc:date>2014-05-23T15:52:44.059006908</dc:date>
    <dc:creator>Ramon Cahenzli</dc:creator>
    <meta:editing-duration>PT3H12M13S</meta:editing-duration>
    <meta:editing-cycles>37</meta:editing-cycles>
    <meta:generator>LibreOffice/4.1.6.2$Linux_X86_64 LibreOffice_project/410m0$Build-2</meta:generator>
    <meta:document-statistic meta:object-count="25"/>
  </office:meta>
</office:document-meta>
</file>